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1" svg:font-family="'EB Garamond'"/>
    <style:font-face style:name="EB Garamond2" svg:font-family="'EB Garamond'" style:font-adornments="Regular"/>
    <style:font-face style:name="Droid Sans Fallback1" svg:font-family="'Droid Sans Fallback'" style:font-pitch="variable"/>
    <style:font-face style:name="EB Garamond" svg:font-family="'EB Garamond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9999" draw:opacity="25%" draw:textarea-vertical-align="middle" draw:shadow-opacity="25%"/>
    </style:style>
    <style:style style:name="gr2" style:family="graphic" style:parent-style-name="standard">
      <style:graphic-properties svg:stroke-width="0.102cm" svg:stroke-color="#999999" draw:marker-start-width="0.509cm" draw:marker-end-width="0.509cm" draw:fill-color="#eeeeee" draw:textarea-horizontal-align="justify" draw:textarea-vertical-align="middle" draw:auto-grow-height="false" fo:min-height="0cm" fo:min-width="0cm" fo:padding-top="0.176cm" fo:padding-bottom="0.176cm" fo:padding-left="0.301cm" fo:padding-right="0.301cm" fo:wrap-option="no-wrap"/>
    </style:style>
    <style:style style:name="gr3" style:family="graphic" style:parent-style-name="standard">
      <style:graphic-properties draw:stroke="none" draw:fill="solid" draw:fill-color="#dddddd" draw:textarea-horizontal-align="center" draw:textarea-vertical-align="middle" fo:min-height="0.845cm" draw:shadow="hidden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draw:fill="none" fo:min-height="2.016cm"/>
    </style:style>
    <style:style style:name="gr6" style:family="graphic" style:parent-style-name="standard">
      <style:graphic-properties draw:stroke="none" draw:fill="none" fo:min-height="2.397cm"/>
    </style:style>
    <style:style style:name="gr7" style:family="graphic" style:parent-style-name="standard">
      <style:graphic-properties draw:stroke="none" draw:fill="none" fo:min-height="2.27cm"/>
    </style:style>
    <style:style style:name="gr8" style:family="graphic" style:parent-style-name="standard">
      <style:graphic-properties draw:stroke="none" draw:fill="none" fo:min-height="1.66cm"/>
    </style:style>
    <style:style style:name="gr9" style:family="graphic" style:parent-style-name="standard">
      <style:graphic-properties draw:stroke="none" draw:fill="none" fo:min-height="1.787cm"/>
    </style:style>
    <style:style style:name="gr10" style:family="graphic" style:parent-style-name="standard">
      <style:graphic-properties draw:stroke="none" draw:fill="none" fo:min-height="2.033cm"/>
    </style:style>
    <style:style style:name="gr11" style:family="graphic" style:parent-style-name="standard">
      <style:graphic-properties draw:stroke="none" svg:stroke-width="0cm" svg:stroke-color="#999999" draw:marker-start-width="0.203cm" draw:marker-end-width="0.203cm" draw:fill="none" fo:min-height="0.675cm" fo:padding-top="0.176cm" fo:padding-bottom="0.176cm" fo:padding-left="0.301cm" fo:padding-right="0.301cm"/>
    </style:style>
    <style:style style:name="gr12" style:family="graphic" style:parent-style-name="standard">
      <style:graphic-properties draw:stroke="none" draw:fill="none" fo:min-height="3.355cm"/>
    </style:style>
    <style:style style:name="gr13" style:family="graphic" style:parent-style-name="standard">
      <style:graphic-properties draw:stroke="none" draw:fill="none" fo:min-height="4.622cm"/>
    </style:style>
    <style:style style:name="gr14" style:family="graphic" style:parent-style-name="standard">
      <style:graphic-properties draw:stroke="none" draw:fill="none" fo:min-height="3.708cm"/>
    </style:style>
    <style:style style:name="gr15" style:family="graphic" style:parent-style-name="objectwithoutfill">
      <style:graphic-properties svg:stroke-width="0.102cm" svg:stroke-color="#cccccc" draw:marker-start-width="0.509cm" draw:marker-end="Arrowheads_20_1" draw:marker-end-width="0.509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cccccc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102cm" svg:stroke-color="#999999" draw:marker-start-width="0.509cm" draw:marker-end-width="0.509cm" draw:fill-color="#eeeeee" draw:textarea-horizontal-align="justify" draw:textarea-vertical-align="middle" draw:auto-grow-height="false" fo:min-height="0cm" fo:min-width="0cm" fo:padding-top="0.176cm" fo:padding-bottom="0.176cm" fo:padding-left="0.301cm" fo:padding-right="0.301cm" fo:wrap-option="no-wrap"/>
    </style:style>
    <style:style style:name="gr18" style:family="graphic" style:parent-style-name="standard">
      <style:graphic-properties draw:stroke="none" draw:fill="none" fo:min-height="1.909cm"/>
    </style:style>
    <style:style style:name="gr19" style:family="graphic" style:parent-style-name="standard">
      <style:graphic-properties draw:stroke="none" draw:fill="none" fo:min-height="0.916cm"/>
    </style:style>
    <style:style style:name="gr20" style:family="graphic" style:parent-style-name="standard">
      <style:graphic-properties svg:stroke-color="#999999" draw:fill="solid" draw:fill-color="#ffffff" draw:textarea-horizontal-align="justify" draw:textarea-vertical-align="middle" draw:auto-grow-height="true" fo:min-height="1.017cm" fo:min-width="0cm" fo:padding-left="0.051cm" fo:padding-right="0.102cm" fo:wrap-option="wrap"/>
    </style:style>
    <style:style style:name="gr21" style:family="graphic" style:parent-style-name="standard">
      <style:graphic-properties svg:stroke-color="#999999" draw:fill="solid" draw:fill-color="#ffffff" draw:textarea-horizontal-align="justify" draw:textarea-vertical-align="middle" draw:auto-grow-height="true" fo:min-height="1.017cm" fo:min-width="0cm" fo:padding-left="0.102cm" fo:padding-right="0.102cm" fo:wrap-option="wrap"/>
    </style:style>
    <style:style style:name="gr22" style:family="graphic" style:parent-style-name="standard">
      <style:graphic-properties svg:stroke-color="#999999" draw:fill="solid" draw:fill-color="#ffffff" draw:textarea-horizontal-align="justify" draw:textarea-vertical-align="middle" draw:auto-grow-height="true" fo:min-height="1.191cm" fo:min-width="0cm" fo:padding-left="0.102cm" fo:padding-right="0.102cm" fo:wrap-option="wrap"/>
    </style:style>
    <style:style style:name="gr23" style:family="graphic" style:parent-style-name="standard">
      <style:graphic-properties draw:stroke="none" draw:fill="none" fo:min-height="0.662cm"/>
    </style:style>
    <style:style style:name="gr24" style:family="graphic" style:parent-style-name="standard">
      <style:graphic-properties draw:stroke="none" draw:fill="none" fo:min-height="1.238cm"/>
    </style:style>
    <style:style style:name="gr25" style:family="graphic" style:parent-style-name="standard">
      <style:graphic-properties draw:stroke="none" draw:fill="none" fo:min-height="1.22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solid" draw:fill-color="#1c1c1c" fo:min-height="1.02cm"/>
    </style:style>
    <style:style style:name="gr28" style:family="graphic" style:parent-style-name="standard">
      <style:graphic-properties draw:stroke="none" svg:stroke-color="#000000" draw:fill="none" draw:fill-color="#ffffff" fo:min-height="0.922cm"/>
    </style:style>
    <style:style style:name="gr29" style:family="graphic" style:parent-style-name="standard">
      <style:graphic-properties draw:stroke="none" svg:stroke-color="#000000" draw:fill="solid" draw:fill-color="#999999" draw:textarea-horizontal-align="center" draw:textarea-vertical-align="middle" fo:min-height="0.893cm" draw:shadow="hidden"/>
    </style:style>
    <style:style style:name="gr30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cccc" style:font-name="EB Garamond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  <style:text-properties fo:color="#808080"/>
    </style:style>
    <style:style style:name="P4" style:family="paragraph">
      <style:text-properties fo:color="#808080" style:font-name="EB Garamond" fo:font-weight="bold" style:font-weight-asian="bold" style:font-weight-complex="bold"/>
    </style:style>
    <style:style style:name="P5" style:family="paragraph">
      <style:paragraph-properties fo:line-height="0.457cm" fo:text-align="start"/>
    </style:style>
    <style:style style:name="P6" style:family="paragraph">
      <style:paragraph-properties fo:line-height="0.457cm" fo:text-align="start"/>
      <style:text-properties fo:color="#666666" style:font-name="EB Garamond"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text-properties fo:color="#808080" style:font-name="EB Garamond" fo:font-size="13pt" fo:letter-spacing="0.071cm" fo:font-weight="bold" style:font-size-asian="13pt" style:font-weight-asian="bold" style:font-size-complex="13pt" style:font-weight-complex="bold"/>
    </style:style>
    <style:style style:name="P9" style:family="paragraph">
      <style:paragraph-properties fo:line-height="0.559cm" fo:text-align="center"/>
    </style:style>
    <style:style style:name="P10" style:family="paragraph">
      <style:paragraph-properties fo:line-height="0.559cm" fo:text-align="center"/>
      <style:text-properties fo:color="#666666" style:font-name="EB Garamond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line-height="0.508cm" fo:text-align="center"/>
    </style:style>
    <style:style style:name="P12" style:family="paragraph">
      <style:paragraph-properties fo:line-height="0.457cm" fo:text-align="center"/>
    </style:style>
    <style:style style:name="P13" style:family="paragraph">
      <style:paragraph-properties fo:line-height="0.508cm" fo:text-align="center"/>
      <style:text-properties fo:color="#666666" style:font-name="EB Garamond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line-height="0.508cm" fo:text-align="start"/>
    </style:style>
    <style:style style:name="P15" style:family="paragraph">
      <style:paragraph-properties fo:line-height="0.508cm" fo:text-align="start"/>
      <style:text-properties fo:color="#666666" style:font-name="EB Garamond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line-height="0.762cm" fo:text-align="center"/>
    </style:style>
    <style:style style:name="P17" style:family="paragraph">
      <style:paragraph-properties fo:line-height="0.762cm" fo:text-align="center"/>
      <style:text-properties fo:color="#808080" style:font-name="EB Garamond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line-height="0.508cm" fo:text-align="center"/>
      <style:text-properties style:font-name="EB Garamond" fo:font-size="11pt" style:font-size-asian="12pt" style:font-size-complex="12pt"/>
    </style:style>
    <style:style style:name="P19" style:family="paragraph">
      <style:paragraph-properties fo:line-height="0.66cm" fo:text-align="start">
        <style:tab-stops/>
      </style:paragraph-properties>
      <style:text-properties fo:letter-spacing="0.035cm"/>
    </style:style>
    <style:style style:name="P20" style:family="paragraph">
      <style:paragraph-properties fo:line-height="0.66cm" fo:text-align="start">
        <style:tab-stops/>
      </style:paragraph-properties>
      <style:text-properties fo:color="#cccccc" style:font-name="EB Garamond" fo:font-size="16pt" fo:letter-spacing="0.035cm" fo:font-weight="bold" style:font-size-asian="16pt" style:font-weight-asian="bold" style:font-size-complex="16pt" style:font-weight-complex="600"/>
    </style:style>
    <style:style style:name="P21" style:family="paragraph">
      <style:paragraph-properties fo:text-align="center"/>
      <style:text-properties fo:color="#808080" style:font-name="EB Garamond" fo:font-weight="bold" style:font-weight-asian="bold" style:font-weight-complex="bold"/>
    </style:style>
    <style:style style:name="P22" style:family="paragraph">
      <style:paragraph-properties fo:line-height="0.66cm" fo:text-align="center">
        <style:tab-stops/>
      </style:paragraph-properties>
      <style:text-properties style:use-window-font-color="true"/>
    </style:style>
    <style:style style:name="P23" style:family="paragraph">
      <style:paragraph-properties fo:line-height="0.66cm" fo:text-align="center">
        <style:tab-stops/>
      </style:paragraph-properties>
      <style:text-properties style:use-window-font-color="true" style:font-name="EB Garamond"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style:font-name="EB Garamond" fo:font-size="24pt" style:font-size-asian="24pt" style:font-size-complex="24pt"/>
    </style:style>
    <style:style style:name="P26" style:family="paragraph">
      <style:paragraph-properties fo:text-align="start"/>
      <style:text-properties fo:color="#666666"/>
    </style:style>
    <style:style style:name="P27" style:family="paragraph">
      <style:paragraph-properties fo:text-align="start"/>
      <style:text-properties fo:color="#666666" style:font-name="EB Garamond" fo:font-size="24pt" style:font-size-asian="24pt" style:font-size-complex="24pt"/>
    </style:style>
    <style:style style:name="P28" style:family="paragraph">
      <style:paragraph-properties fo:text-align="center"/>
      <style:text-properties fo:color="#b2b2b2" style:font-name="EB Garamond" fo:font-size="24pt" fo:font-weight="bold" style:font-size-asian="24pt" style:font-weight-asian="bold" style:font-size-complex="24pt" style:font-weight-complex="bold"/>
    </style:style>
    <style:style style:name="P29" style:family="paragraph">
      <style:text-properties style:font-name="EB Garamond" fo:font-size="14pt" style:font-size-asian="14pt" style:font-size-complex="14pt"/>
    </style:style>
    <style:style style:name="T1" style:family="text">
      <style:text-properties fo:color="#808080" style:font-name="EB Garamond" fo:font-weight="bold" style:font-weight-asian="bold" style:font-weight-complex="bold"/>
    </style:style>
    <style:style style:name="T2" style:family="text">
      <style:text-properties style:use-window-font-color="true" style:font-name="EB Garamond" fo:font-weight="bold" style:font-weight-asian="bold" style:font-weight-complex="bold"/>
    </style:style>
    <style:style style:name="T3" style:family="text">
      <style:text-properties fo:color="#666666" style:font-name="EB Garamond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EB Garamond" fo:font-size="11pt" style:font-size-asian="11pt" style:font-size-complex="11pt"/>
    </style:style>
    <style:style style:name="T5" style:family="text">
      <style:text-properties fo:color="#808080" style:font-name="EB Garamond" fo:font-size="13pt" fo:letter-spacing="0.071cm" fo:font-weight="bold" style:font-size-asian="13pt" style:font-weight-asian="bold" style:font-size-complex="13pt" style:font-weight-complex="bold"/>
    </style:style>
    <style:style style:name="T6" style:family="text">
      <style:text-properties fo:color="#808080" style:font-name="EB Garamond2" fo:font-size="13pt" fo:letter-spacing="0.071cm" fo:font-weight="bold" style:font-name-asian="EB Garamond2" style:font-size-asian="13pt" style:font-weight-asian="bold" style:font-name-complex="EB Garamond2" style:font-size-complex="13pt" style:font-weight-complex="bold"/>
    </style:style>
    <style:style style:name="T7" style:family="text">
      <style:text-properties fo:color="#808080" style:font-name="EB Garamond" fo:font-size="13pt" fo:letter-spacing="0.071cm" fo:font-weight="bold" style:font-name-asian="EB Garamond2" style:font-size-asian="13pt" style:font-weight-asian="bold" style:font-name-complex="EB Garamond2" style:font-size-complex="13pt" style:font-weight-complex="bold"/>
    </style:style>
    <style:style style:name="T8" style:family="text">
      <style:text-properties style:font-name="EB Garamond" fo:font-size="12pt" style:font-size-asian="12pt" style:font-size-complex="12pt"/>
    </style:style>
    <style:style style:name="T9" style:family="text">
      <style:text-properties style:font-name="EB Garamond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EB Garamond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EB Garamond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EB Garamond" fo:font-size="11pt" fo:font-style="italic" style:font-size-asian="11pt" style:font-style-asian="italic" style:font-size-complex="11pt" style:font-style-complex="italic"/>
    </style:style>
    <style:style style:name="T13" style:family="text">
      <style:text-properties style:font-name="EB Garamond" fo:font-size="11pt" fo:font-style="normal" style:font-size-asian="11pt" style:font-style-asian="normal" style:font-size-complex="11pt" style:font-style-complex="normal"/>
    </style:style>
    <style:style style:name="T14" style:family="text">
      <style:text-properties fo:color="#808080" style:font-name="EB Garamond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EB Garamond" fo:font-size="11pt" style:font-size-asian="12pt" style:font-size-complex="12pt"/>
    </style:style>
    <style:style style:name="T16" style:family="text">
      <style:text-properties fo:color="#cccccc" style:font-name="EB Garamond" fo:font-size="16pt" fo:letter-spacing="0.035cm" fo:font-weight="bold" style:font-size-asian="16pt" style:font-weight-asian="bold" style:font-size-complex="16pt" style:font-weight-complex="600"/>
    </style:style>
    <style:style style:name="T17" style:family="text">
      <style:text-properties fo:color="#cccccc" style:font-name="EB Garamond2" fo:font-size="14pt" fo:letter-spacing="0.035cm" fo:font-weight="bold" style:font-name-asian="EB Garamond2" style:font-size-asian="14pt" style:font-weight-asian="bold" style:font-name-complex="EB Garamond2" style:font-size-complex="14pt" style:font-weight-complex="bold"/>
    </style:style>
    <style:style style:name="T18" style:family="text">
      <style:text-properties style:use-window-font-color="true" style:font-name="EB Garamond" fo:font-size="15pt" fo:font-weight="bold" style:font-size-asian="15pt" style:font-weight-asian="bold" style:font-size-complex="15pt" style:font-weight-complex="bold"/>
    </style:style>
    <style:style style:name="T19" style:family="text">
      <style:text-properties style:use-window-font-color="true" style:font-name="EB Garamond2" fo:font-size="15pt" fo:font-weight="bold" style:font-name-asian="EB Garamond2" style:font-size-asian="15pt" style:font-weight-asian="bold" style:font-name-complex="EB Garamond2" style:font-size-complex="15pt" style:font-weight-complex="bold"/>
    </style:style>
    <style:style style:name="T20" style:family="text">
      <style:text-properties style:use-window-font-color="true" style:font-name="EB Garamond" fo:font-size="15pt" fo:font-style="normal" fo:font-weight="bold" style:font-size-asian="16pt" style:font-style-asian="normal" style:font-weight-asian="bold" style:font-size-complex="16pt" style:font-style-complex="normal" style:font-weight-complex="600"/>
    </style:style>
    <style:style style:name="T21" style:family="text">
      <style:text-properties style:use-window-font-color="true" style:font-name="EB Garamon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style:use-window-font-color="true" style:font-name="EB Garamon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style:font-name="EB Garamond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666666" style:font-name="EB Garamond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EB Garamon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7.544cm" svg:height="6.222cm" svg:x="3.937cm" svg:y="13.662cm" svg:viewBox="0 0 17545 6223" draw:points="0,1774 0,5138 15481,5138 15481,6223 17545,4161 15481,2317 15481,3510 1949,3472 1949,0 0,0">
          <text:p/>
        </draw:polygon>
        <draw:custom-shape draw:style-name="gr2" draw:text-style-name="P1" draw:layer="layout" svg:width="8.128cm" svg:height="14.224cm" svg:x="0.889cm" svg:y="0.949cm">
          <text:p/>
          <draw:enhanced-geometry svg:viewBox="0 0 21600 21600" draw:glue-points="10800 0 0 10800 10800 21600 21600 10800 ?f40 ?f41" draw:text-areas="0 0 21600 21600" draw:type="rectangular-callout" draw:modifiers="21615.9429204084 6058.62917398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path draw:style-name="gr3" draw:text-style-name="P2" draw:layer="layout" svg:width="1.768cm" svg:height="1.021cm" svg:x="15.639cm" svg:y="2.597cm" svg:viewBox="0 0 1769 1022" svg:d="M185 0c-64 0-162 11-162 46 0 29 74 53 163 60 143 11 162 19 162 76v658c0 54-38 67-185 79-84 7-163 24-163 56 0 36 98 47 162 47 182 0 234-4 374-4 325 0 647 0 1064 0 86 0 105-37 111-48 27-47 44-93 57-149 10-30-65-49-105-51-48 0-90 12-111 32-26 24-71 65-117 81-28 9-194 20-206 20h-338c-109 0-135-18-137-84-4-84-10-171-10-261-2-11 65-11 147-11 58 0 111 3 188 8 48 3 77 7 98 36 8 13 56 56 140 56 86 0 97-41 97-57-10-75-16-102-1-175 8-30-70-57-109-57-46 0-110 31-121 43-25 26-64 38-136 38h-338c0 16 35 15 35-1 0-72 9-298 12-309 3-10 24-17 37-17h426c73 0 120 5 168 29 21 11 38 30 60 60 9 15 42 37 101 37 31 0 113-14 113-44-3-53-17-98-40-153-10-31-96-38-125-38h-30c-104 0-409 0-705 0-226 0-330-3-576-3z">
            <text:p/>
          </draw:path>
          <draw:path draw:style-name="gr3" draw:text-style-name="P2" draw:layer="layout" svg:width="2.525cm" svg:height="0.692cm" svg:x="17.513cm" svg:y="2.922cm" svg:viewBox="0 0 2526 693" svg:d="M2312 568v-340c0-126-166-204-406-204-221 0-437 48-520 92-25 12-11 25-11 11 0 19 37 9 31 3-60-70-190-106-366-106-281 0-470 68-511 112 42-1 75-76 75-104-16-11-39-32-91-32 0 0-31 0-39 14-115 27-186 53-337 69-82 8-82 88 5 96 65 6 73 25 73 75v313c-2 16-25 18-94 28-37 5-121 18-121 55 0 39 104 43 133 43h10c159 0 160-18 253-7 93-11 95 7 254 7h10c29 0 133-4 133-43 0-37-85-49-122-55-69-10-92-12-93-28v-300c0-50 31-71 61-81 71-25 140-33 242-33 107 0 192 49 192 108v307c0 15-27 17-96 27-37 6-122 18-122 55 0 39 108 43 133 43h10c151 0 171-7 260-7 91-6 102 7 257 7h10c29 0 133-4 133-43 0-37-85-49-121-55-70-10-100-13-100-27v-301c0-49 33-71 64-81 71-25 140-33 242-33 107 0 192 49 192 108v307c0 15-24 17-93 27-37 6-121 18-121 55 0 39 107 43 132 43h10c152 0 171-7 260-7 90 0 109 7 261 7h9c26 0 133-4 133-43 0-37-84-49-121-55-69-10-93-12-93-27z">
            <text:p/>
          </draw:path>
          <draw:path draw:style-name="gr3" draw:text-style-name="P2" draw:layer="layout" svg:width="1.517cm" svg:height="0.685cm" svg:x="20.219cm" svg:y="2.946cm" svg:viewBox="0 0 1518 686" svg:d="M725 106c237 0 391 122 391 253 0 56-12 118-58 158-54 47-142 64-275 64-222 0-381-117-381-253 0-68 14-132 90-175 65-38 126-47 233-47zM780 0c-432 0-780 189-780 362 0 184 323 324 715 324 524 0 803-182 803-362 0-170-332-324-738-324z">
            <text:p/>
          </draw:path>
          <draw:path draw:style-name="gr3" draw:text-style-name="P2" draw:layer="layout" svg:width="0.992cm" svg:height="0.764cm" svg:x="21.983cm" svg:y="2.867cm" svg:viewBox="0 0 993 765" svg:d="M82 230c85 4 91-10 64-8v338c0 136 180 205 403 205 191 0 399-67 435-93 28-19-12-108-124-70-44 15-88 22-203 22-83 0-147-17-147-107v-276c0-66-88-41 62-11h322c69 0 94-44 94-65 0-22-25-66-94-66h-371c-24 0-22 10-4 10v-64c0-41-100-45-113-45-72 0-133 69-152 78-64 28-103 45-203 57-103 12-28 91 31 95z">
            <text:p/>
          </draw:path>
          <draw:path draw:style-name="gr3" draw:text-style-name="P2" draw:layer="layout" svg:width="0.792cm" svg:height="0.961cm" svg:x="23.086cm" svg:y="2.654cm" svg:viewBox="0 0 793 962" svg:d="M143 105c0 53 111 103 231 103 122 0 233-50 233-103 0-55-111-105-233-105-120 0-231 50-231 105zM578 837v-339c0-64 16-134 29-196 0-22-57-39-90-39-7 0-26 0-50 5-116 33-202 63-355 79-89 8-80 88 4 96 76 7 99 30 99 77v317c0 15-24 17-94 26-37 6-121 19-121 55 0 40 104 44 133 44h10c159 0 160-18 253-7 93-11 95 7 254 7h10c29 0 133-4 133-44 0-36-85-49-122-55-69-9-93-11-93-26z">
            <text:p/>
          </draw:path>
          <draw:path draw:style-name="gr3" draw:text-style-name="P2" draw:layer="layout" svg:width="1.517cm" svg:height="0.685cm" svg:x="24.053cm" svg:y="2.946cm" svg:viewBox="0 0 1518 686" svg:d="M725 106c237 0 391 122 391 253 0 56-12 118-58 158-54 47-142 64-275 64-222 0-381-117-381-253 0-68 14-132 90-175 65-38 126-47 233-47zM780 0c-432 0-780 189-780 362 0 184 323 324 715 324 524 0 803-182 803-362 0-170-332-324-738-324z">
            <text:p/>
          </draw:path>
          <draw:path draw:style-name="gr3" draw:text-style-name="P2" draw:layer="layout" svg:width="1.709cm" svg:height="0.692cm" svg:x="25.765cm" svg:y="2.922cm" svg:viewBox="0 0 1710 693" svg:d="M897 156c146 0 225 34 225 105v307c0 15-24 17-93 26-37 6-122 19-122 56 0 39 108 43 133 43h10c155 0 166-13 257-7 89 0 109 7 260 7h10c29 0 133-4 133-43 0-37-85-50-121-56-70-9-94-11-94-26v-340c0-129-210-205-445-205-223 0-481 67-533 111 37 1 84-70 84-95-9-11-39-39-91-39-3 0-51 9-46 11-76 21-178 55-332 71-89 8-81 89 4 97 68 6 79 26 79 75v313c-2 16-25 18-94 28-37 5-121 18-121 55 0 39 104 43 133 43h10c159 0 160-18 253-7 93-11 95 7 254 7h10c29 0 133-4 133-43 0-37-85-50-122-55-69-10-92-12-93-28v-300c0-94 113-111 319-111z">
            <text:p/>
          </draw:path>
          <draw:path draw:style-name="gr3" draw:text-style-name="P2" draw:layer="layout" svg:width="0.99cm" svg:height="0.685cm" svg:x="27.631cm" svg:y="2.946cm" svg:viewBox="0 0 991 686" svg:d="M562 99c76 0 136 31 141 57 7 30 129 58 178 58 29 0 87-13 87-36 0-43-19-105-72-134-44-20-163-44-308-44-355 0-516 110-516 197 0 85 185 158 344 209 141 45 205 68 205 107 0 50-30 73-173 73-88 0-192-41-210-81-11-25-83-35-115-35-37 0-123 13-123 45 4 36 23 78 49 101 29 28 214 70 406 70 398 0 536-96 536-206 0-113-243-180-341-208-104-29-245-70-245-104 0-36 26-69 157-69z">
            <text:p/>
          </draw:path>
        </draw:g>
        <draw:frame draw:style-name="gr4" draw:text-style-name="P4" draw:layer="layout" svg:width="4.411cm" svg:height="1.259cm" svg:x="1.028cm" svg:y="0.969cm">
          <draw:text-box>
            <text:p text:style-name="P3"><text:span text:style-name="T1">1. </text:span><text:span text:style-name="T2">D</text:span><text:span text:style-name="T1">iagnose</text:span></text:p>
          </draw:text-box>
        </draw:frame>
        <draw:frame draw:style-name="gr5" draw:text-style-name="P6" draw:layer="layout" svg:width="2.809cm" svg:height="2.993cm" svg:x="1.113cm" svg:y="2.386cm">
          <draw:text-box>
            <text:p text:style-name="P5"><text:span text:style-name="T3">Charming</text:span></text:p>
            <text:p text:style-name="P5"><text:span text:style-name="T4"><text:s text:c="2"/></text:span><text:span text:style-name="T4">Looks good</text:span></text:p>
            <text:p text:style-name="P5"><text:span text:style-name="T4"><text:s text:c="2"/></text:span><text:span text:style-name="T4">Self obsessed</text:span></text:p>
            <text:p text:style-name="P5"><text:span text:style-name="T4"><text:s text:c="2"/></text:span><text:span text:style-name="T4">Dominant</text:span></text:p>
            <text:p text:style-name="P5"><text:span text:style-name="T4"><text:s text:c="2"/></text:span><text:span text:style-name="T4">Story teller</text:span></text:p>
            <text:p text:style-name="P5"><text:span text:style-name="T4"><text:s text:c="2"/></text:span><text:span text:style-name="T4">Hyper social</text:span></text:p>
          </draw:text-box>
        </draw:frame>
        <draw:frame draw:style-name="gr6" draw:text-style-name="P6" draw:layer="layout" svg:width="3.505cm" svg:height="2.993cm" svg:x="1.113cm" svg:y="5.569cm">
          <draw:text-box>
            <text:p text:style-name="P5"><text:span text:style-name="T3">Predatory</text:span></text:p>
            <text:p text:style-name="P5"><text:span text:style-name="T4"><text:s text:c="2"/></text:span><text:span text:style-name="T4">Has no capital</text:span></text:p>
            <text:p text:style-name="P5"><text:span text:style-name="T4"><text:s text:c="2"/></text:span><text:span text:style-name="T4">Love bombs you</text:span></text:p>
            <text:p text:style-name="P5"><text:span text:style-name="T4"><text:s text:c="2"/></text:span><text:span text:style-name="T4">Gets close, fast</text:span></text:p>
            <text:p text:style-name="P5"><text:span text:style-name="T4"><text:s text:c="2"/></text:span><text:span text:style-name="T4">Asks for favors</text:span></text:p>
            <text:p text:style-name="P5"><text:span text:style-name="T4"><text:s text:c="2"/></text:span><text:span text:style-name="T4">You're investing</text:span></text:p>
          </draw:text-box>
        </draw:frame>
        <draw:frame draw:style-name="gr7" draw:text-style-name="P6" draw:layer="layout" svg:width="3.228cm" svg:height="2.993cm" svg:x="4.39cm" svg:y="5.569cm">
          <draw:text-box>
            <text:p text:style-name="P5"><text:span text:style-name="T3">Unempathic</text:span></text:p>
            <text:p text:style-name="P5"><text:span text:style-name="T4"><text:s text:c="2"/></text:span><text:span text:style-name="T4">Won't apologize</text:span></text:p>
            <text:p text:style-name="P5"><text:span text:style-name="T4"><text:s text:c="2"/></text:span><text:span text:style-name="T4">Dislikes cooking</text:span></text:p>
            <text:p text:style-name="P5"><text:span text:style-name="T4"><text:s text:c="2"/></text:span><text:span text:style-name="T4">No creative spirit</text:span></text:p>
            <text:p text:style-name="P5"><text:span text:style-name="T4"><text:s text:c="2"/></text:span><text:span text:style-name="T4">Lacks humor</text:span></text:p>
            <text:p text:style-name="P5"><text:span text:style-name="T4"><text:s text:c="2"/></text:span><text:span text:style-name="T4">Kills houseplants</text:span></text:p>
          </draw:text-box>
        </draw:frame>
        <draw:frame draw:style-name="gr8" draw:text-style-name="P6" draw:layer="layout" svg:width="4.004cm" svg:height="2.993cm" svg:x="4.39cm" svg:y="8.727cm">
          <draw:text-box>
            <text:p text:style-name="P5"><text:span text:style-name="T3">Deceitful</text:span></text:p>
            <text:p text:style-name="P5"><text:span text:style-name="T4"><text:s text:c="2"/></text:span><text:span text:style-name="T4">Distorts events</text:span></text:p>
            <text:p text:style-name="P5"><text:span text:style-name="T4"><text:s text:c="2"/></text:span><text:span text:style-name="T4">Breaks agreements</text:span></text:p>
            <text:p text:style-name="P5"><text:span text:style-name="T4"><text:s text:c="2"/></text:span><text:span text:style-name="T4">Compulsive liar</text:span></text:p>
            <text:p text:style-name="P5"><text:span text:style-name="T4"><text:s text:c="2"/></text:span><text:span text:style-name="T4">Empty promises</text:span></text:p>
            <text:p text:style-name="P5"><text:span text:style-name="T4"><text:s text:c="2"/></text:span><text:span text:style-name="T4">Always innocent</text:span></text:p>
          </draw:text-box>
        </draw:frame>
        <draw:frame draw:style-name="gr9" draw:text-style-name="P6" draw:layer="layout" svg:width="3.355cm" svg:height="2.993cm" svg:x="1.113cm" svg:y="8.727cm">
          <draw:text-box>
            <text:p text:style-name="P5"><text:span text:style-name="T3">Chaotic</text:span></text:p>
            <text:p text:style-name="P5"><text:span text:style-name="T4"><text:s text:c="2"/></text:span><text:span text:style-name="T4">Unpredictable</text:span></text:p>
            <text:p text:style-name="P5"><text:span text:style-name="T4"><text:s text:c="2"/></text:span><text:span text:style-name="T4">Happy in chaos</text:span></text:p>
            <text:p text:style-name="P5"><text:span text:style-name="T4"><text:s text:c="2"/></text:span><text:span text:style-name="T4">Bad with money</text:span></text:p>
            <text:p text:style-name="P5"><text:span text:style-name="T4"><text:s text:c="2"/></text:span><text:span text:style-name="T4">Poor organizer</text:span></text:p>
            <text:p text:style-name="P5"><text:span text:style-name="T4"><text:s text:c="2"/></text:span><text:span text:style-name="T4">Stuff is a mess</text:span></text:p>
          </draw:text-box>
        </draw:frame>
        <draw:frame draw:style-name="gr5" draw:text-style-name="P6" draw:layer="layout" svg:width="3.429cm" svg:height="2.993cm" svg:x="4.39cm" svg:y="2.386cm">
          <draw:text-box>
            <text:p text:style-name="P5"><text:span text:style-name="T3">Secretive</text:span></text:p>
            <text:p text:style-name="P5"><text:span text:style-name="T4"><text:s text:c="2"/></text:span><text:span text:style-name="T4">Unknown callers</text:span></text:p>
            <text:p text:style-name="P5"><text:span text:style-name="T4"><text:s text:c="2"/></text:span><text:span text:style-name="T4">Hides emails</text:span></text:p>
            <text:p text:style-name="P5"><text:span text:style-name="T4"><text:s text:c="2"/></text:span><text:span text:style-name="T4">Several phones</text:span></text:p>
            <text:p text:style-name="P5"><text:span text:style-name="T4"><text:s text:c="2"/></text:span><text:span text:style-name="T4">No track record</text:span></text:p>
            <text:p text:style-name="P5"><text:span text:style-name="T4"><text:s text:c="2"/></text:span><text:span text:style-name="T4">Moves often</text:span></text:p>
          </draw:text-box>
        </draw:frame>
        <draw:frame draw:style-name="gr10" draw:text-style-name="P6" draw:layer="layout" svg:width="3.124cm" svg:height="2.993cm" svg:x="1.113cm" svg:y="11.918cm">
          <draw:text-box>
            <text:p text:style-name="P5"><text:span text:style-name="T3">Abusive</text:span></text:p>
            <text:p text:style-name="P5"><text:span text:style-name="T4"><text:s text:c="2"/></text:span><text:span text:style-name="T4">Sudden angers</text:span></text:p>
            <text:p text:style-name="P5"><text:span text:style-name="T4"><text:s text:c="2"/></text:span><text:span text:style-name="T4">Gaslighting</text:span></text:p>
            <text:p text:style-name="P5"><text:span text:style-name="T4"><text:s text:c="2"/></text:span><text:span text:style-name="T4">Social abuse</text:span></text:p>
            <text:p text:style-name="P5"><text:span text:style-name="T4"><text:s text:c="2"/></text:span><text:span text:style-name="T4">Verbal abuse</text:span></text:p>
            <text:p text:style-name="P5"><text:span text:style-name="T4"><text:s text:c="2"/></text:span><text:span text:style-name="T4">Physical abuse</text:span></text:p>
          </draw:text-box>
        </draw:frame>
        <draw:frame draw:style-name="gr11" draw:text-style-name="P8" draw:layer="layout" svg:width="12.361cm" svg:height="1.077cm" draw:transform="rotate (-1.5707963267949) translate (9.099cm 2.714cm)">
          <draw:text-box>
            <text:p text:style-name="P7"><text:span text:style-name="T5">Hunt </text:span><text:span text:style-name="T6">→</text:span><text:span text:style-name="T7"> </text:span><text:span text:style-name="T5">Attack</text:span><text:span text:style-name="T7"> </text:span><text:span text:style-name="T6">→</text:span><text:span text:style-name="T7"> </text:span><text:span text:style-name="T5">Capture</text:span><text:span text:style-name="T7"> </text:span><text:span text:style-name="T6">→</text:span><text:span text:style-name="T7"> </text:span><text:span text:style-name="T5">Feed </text:span><text:span text:style-name="T6">→</text:span><text:span text:style-name="T7"> </text:span><text:span text:style-name="T6">Wreck</text:span></text:p>
          </draw:text-box>
        </draw:frame>
        <draw:frame draw:style-name="gr12" draw:text-style-name="P10" draw:layer="layout" svg:width="3.918cm" svg:height="3.605cm" svg:x="16.453cm" svg:y="10.259cm">
          <draw:text-box>
            <text:p text:style-name="P9"><text:span text:style-name="T3">Grounding</text:span></text:p>
            <text:p text:style-name="P9"><text:span text:style-name="T8">What's the </text:span><text:span text:style-name="T9">emotion</text:span><text:span text:style-name="T8">?</text:span></text:p>
            <text:p text:style-name="P9"><text:span text:style-name="T8">What provoked it?</text:span></text:p>
            <text:p text:style-name="P9"><text:span text:style-name="T8">What is it saying?</text:span></text:p>
            <text:p text:style-name="P9"><text:span text:style-name="T8">Why is it mistaken?</text:span></text:p>
            <text:p text:style-name="P9"><text:span text:style-name="T9">Let the emotion go</text:span></text:p>
          </draw:text-box>
        </draw:frame>
        <draw:frame draw:style-name="gr10" draw:text-style-name="P6" draw:layer="layout" svg:width="3.632cm" svg:height="2.993cm" svg:x="4.39cm" svg:y="11.918cm">
          <draw:text-box>
            <text:p text:style-name="P5"><text:span text:style-name="T3">Your damage</text:span></text:p>
            <text:p text:style-name="P5"><text:span text:style-name="T4"><text:s text:c="2"/></text:span><text:span text:style-name="T4">Sad, depressed</text:span></text:p>
            <text:p text:style-name="P5"><text:span text:style-name="T4"><text:s text:c="2"/></text:span><text:span text:style-name="T4">Suicidal feelings</text:span></text:p>
            <text:p text:style-name="P5"><text:span text:style-name="T4"><text:s text:c="2"/></text:span><text:span text:style-name="T4">Socially isolated</text:span></text:p>
            <text:p text:style-name="P5"><text:span text:style-name="T4"><text:s text:c="2"/></text:span><text:span text:style-name="T4">Drugs or alcohol</text:span></text:p>
            <text:p text:style-name="P5"><text:span text:style-name="T4"><text:s text:c="2"/></text:span><text:span text:style-name="T4">Work problems</text:span></text:p>
          </draw:text-box>
        </draw:frame>
        <draw:frame draw:style-name="gr13" draw:text-style-name="P13" draw:layer="layout" svg:width="2.667cm" svg:height="4.872cm" svg:x="15.507cm" svg:y="4.706cm">
          <draw:text-box>
            <text:p text:style-name="P11"><text:span text:style-name="T3">Predatory</text:span></text:p>
            <text:p text:style-name="P12"><text:span text:style-name="T10">Hunger</text:span></text:p>
            <text:p text:style-name="P12"><text:span text:style-name="T10">Obsession</text:span></text:p>
            <text:p text:style-name="P12"><text:span text:style-name="T10">Euphoria</text:span></text:p>
            <text:p text:style-name="P12"><text:span text:style-name="T10">Glee</text:span></text:p>
            <text:p text:style-name="P12"><text:span text:style-name="T10">Fury</text:span></text:p>
            <text:p text:style-name="P12"><text:span text:style-name="T10">Bloodlust</text:span></text:p>
            <text:p text:style-name="P12"><text:span text:style-name="T10">Gluttony</text:span></text:p>
            <text:p text:style-name="P12"><text:span text:style-name="T10">Satiation</text:span></text:p>
            <text:p text:style-name="P12"><text:span text:style-name="T10">Blocked</text:span></text:p>
          </draw:text-box>
        </draw:frame>
        <draw:frame draw:style-name="gr13" draw:text-style-name="P13" draw:layer="layout" svg:width="2.286cm" svg:height="4.872cm" svg:x="18.749cm" svg:y="4.706cm">
          <draw:text-box>
            <text:p text:style-name="P11"><text:span text:style-name="T3">Defense</text:span></text:p>
            <text:p text:style-name="P12"><text:span text:style-name="T10">Surprise</text:span></text:p>
            <text:p text:style-name="P12"><text:span text:style-name="T10">Suspense</text:span></text:p>
            <text:p text:style-name="P12"><text:span text:style-name="T11">Terror</text:span></text:p>
            <text:p text:style-name="P12"><text:span text:style-name="T10">Flight</text:span></text:p>
            <text:p text:style-name="P12"><text:span text:style-name="T11">Anger</text:span></text:p>
            <text:p text:style-name="P12"><text:span text:style-name="T11">Rage</text:span></text:p>
            <text:p text:style-name="P12"><text:span text:style-name="T10">Defeat</text:span></text:p>
            <text:p text:style-name="P12"><text:span text:style-name="T11">Shock</text:span></text:p>
            <text:p text:style-name="P12"><text:span text:style-name="T10">Triumph </text:span></text:p>
          </draw:text-box>
        </draw:frame>
        <draw:frame draw:style-name="gr14" draw:text-style-name="P13" draw:layer="layout" svg:width="2.492cm" svg:height="3.958cm" svg:x="23.654cm" svg:y="4.706cm">
          <draw:text-box>
            <text:p text:style-name="P11"><text:span text:style-name="T3">Tribal</text:span></text:p>
            <text:p text:style-name="P12"><text:span text:style-name="T12">Loneliness</text:span></text:p>
            <text:p text:style-name="P12"><text:span text:style-name="T13">Belonging</text:span></text:p>
            <text:p text:style-name="P12"><text:span text:style-name="T13">Disgust</text:span></text:p>
            <text:p text:style-name="P12"><text:span text:style-name="T12">Hate</text:span></text:p>
            <text:p text:style-name="P12"><text:span text:style-name="T12">Self-pity</text:span></text:p>
            <text:p text:style-name="P12"><text:span text:style-name="T13">Submission</text:span></text:p>
          </draw:text-box>
        </draw:frame>
        <draw:frame draw:style-name="gr13" draw:text-style-name="P13" draw:layer="layout" svg:width="2.111cm" svg:height="4.872cm" svg:x="21.2cm" svg:y="4.706cm">
          <draw:text-box>
            <text:p text:style-name="P11"><text:span text:style-name="T3">Family</text:span></text:p>
            <text:p text:style-name="P12"><text:span text:style-name="T13">Love</text:span></text:p>
            <text:p text:style-name="P12"><text:span text:style-name="T12">Longing</text:span></text:p>
            <text:p text:style-name="P12"><text:span text:style-name="T12">Loss</text:span></text:p>
            <text:p text:style-name="P12"><text:span text:style-name="T13">Happiness</text:span></text:p>
            <text:p text:style-name="P12"><text:span text:style-name="T12">Sadness</text:span></text:p>
            <text:p text:style-name="P12"><text:span text:style-name="T12">Fear</text:span></text:p>
            <text:p text:style-name="P12"><text:span text:style-name="T12">Distress</text:span></text:p>
            <text:p text:style-name="P12"><text:span text:style-name="T12">Jealousy</text:span></text:p>
          </draw:text-box>
        </draw:frame>
        <draw:frame draw:style-name="gr13" draw:text-style-name="P13" draw:layer="layout" svg:width="2.921cm" svg:height="4.872cm" svg:x="26.176cm" svg:y="4.706cm">
          <draw:text-box>
            <text:p text:style-name="P11"><text:span text:style-name="T3">Social</text:span></text:p>
            <text:p text:style-name="P12"><text:span text:style-name="T13">Like, Dislike</text:span></text:p>
            <text:p text:style-name="P12"><text:span text:style-name="T12">Anxiety</text:span></text:p>
            <text:p text:style-name="P12"><text:span text:style-name="T12">Guilt, Shame</text:span></text:p>
            <text:p text:style-name="P12"><text:span text:style-name="T13">Remorse</text:span></text:p>
            <text:p text:style-name="P12"><text:span text:style-name="T12">Impatience</text:span></text:p>
            <text:p text:style-name="P12"><text:span text:style-name="T13">Amusement</text:span></text:p>
            <text:p text:style-name="P12"><text:span text:style-name="T12">Righteousness</text:span></text:p>
          </draw:text-box>
        </draw:frame>
        <draw:line draw:style-name="gr15" draw:text-style-name="P1" draw:layer="layout" svg:x1="18.475cm" svg:y1="4.826cm" svg:x2="18.475cm" svg:y2="9.753cm">
          <text:p/>
        </draw:line>
        <draw:custom-shape draw:style-name="gr16" draw:text-style-name="P1" draw:layer="layout" svg:width="5.588cm" svg:height="4.473cm" svg:x="15.668cm" svg:y="9.7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445cm" svg:height="4.318cm" svg:x="14.232cm" svg:y="15.797cm">
          <text:p/>
          <draw:enhanced-geometry svg:viewBox="0 0 21600 21600" draw:glue-points="10800 0 0 10800 10800 21600 21600 10800 ?f40 ?f41" draw:text-areas="0 0 21600 21600" draw:type="rectangular-callout" draw:modifiers="1685.82995951417 16893.91062746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4.073cm" svg:height="1.259cm" svg:x="14.232cm" svg:y="15.797cm">
          <draw:text-box>
            <text:p text:style-name="P3"><text:span text:style-name="T1">4. </text:span><text:span text:style-name="T2">T</text:span><text:span text:style-name="T1">erminate</text:span></text:p>
          </draw:text-box>
        </draw:frame>
        <draw:frame draw:style-name="gr18" draw:text-style-name="P15" draw:layer="layout" svg:width="3.937cm" svg:height="2.791cm" svg:x="14.613cm" svg:y="17.14cm">
          <draw:text-box>
            <text:p text:style-name="P14"><text:span text:style-name="T3">Regain control</text:span></text:p>
            <text:p text:style-name="P14"><text:span text:style-name="T4"><text:s text:c="2"/></text:span><text:span text:style-name="T4">Learn to ground</text:span></text:p>
            <text:p text:style-name="P14"><text:span text:style-name="T4"><text:s text:c="2"/></text:span><text:span text:style-name="T4">Build alliances</text:span></text:p>
            <text:p text:style-name="P14"><text:span text:style-name="T4"><text:s text:c="2"/></text:span><text:span text:style-name="T4">Invest in self</text:span></text:p>
            <text:p text:style-name="P14"><text:span text:style-name="T4"><text:s text:c="2"/></text:span><text:span text:style-name="T4">Move to exit</text:span></text:p>
          </draw:text-box>
        </draw:frame>
        <draw:frame draw:style-name="gr19" draw:text-style-name="P17" draw:layer="layout" svg:width="8.974cm" svg:height="2.537cm" svg:x="19.771cm" svg:y="15.921cm">
          <draw:text-box>
            <text:p text:style-name="P16"><text:span text:style-name="T14">When you end your relationship with Mallory, do it on your own terms, as a whole person.</text:span></text:p>
          </draw:text-box>
        </draw:frame>
        <draw:custom-shape draw:style-name="gr20" draw:text-style-name="P18" draw:layer="layout" svg:width="4.603cm" svg:height="1.367cm" svg:x="23.13cm" svg:y="8.863cm">
          <text:p text:style-name="P11"><text:span text:style-name="T15">Self-pity, Fear, Anger, Loneliness, Guilt, Shame?</text:span></text:p>
          <draw:enhanced-geometry svg:viewBox="0 0 21600 21600" draw:mirror-horizontal="false" draw:mirror-vertical="false" draw:text-areas="800 800 20800 20800" draw:type="round-rectangular-callout" draw:modifiers="-12779.8436142485 35984.2105263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8" draw:layer="layout" svg:width="3.302cm" svg:height="1.367cm" svg:x="23.542cm" svg:y="10.406cm">
          <text:p text:style-name="P11"><text:span text:style-name="T15">External event?</text:span></text:p>
          <text:p text:style-name="P11"><text:span text:style-name="T15">A deeper emotion?</text:span></text:p>
          <draw:enhanced-geometry svg:viewBox="0 0 21600 21600" draw:mirror-horizontal="false" draw:mirror-vertical="false" draw:text-areas="800 800 20800 20800" draw:type="round-rectangular-callout" draw:modifiers="-21233.7874659401 20336.8421052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8" draw:layer="layout" svg:width="3.302cm" svg:height="1.555cm" svg:x="22.78cm" svg:y="11.957cm">
          <text:p text:style-name="P11"><text:span text:style-name="T15">“</text:span><text:span text:style-name="T15">My emotion is an appeal to Mallory”</text:span></text:p>
          <draw:enhanced-geometry svg:viewBox="0 0 21600 21600" draw:mirror-horizontal="false" draw:mirror-vertical="false" draw:text-areas="800 800 20800 20800" draw:type="round-rectangular-callout" draw:modifiers="-16970.0272479564 3387.14652956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8" draw:layer="layout" svg:width="4.064cm" svg:height="1.367cm" svg:x="21.51cm" svg:y="13.807cm">
          <text:p text:style-name="P11"><text:span text:style-name="T15">“</text:span><text:span text:style-name="T15">It's a cry for help from family and friends”</text:span></text:p>
          <draw:enhanced-geometry svg:viewBox="0 0 21600 21600" draw:mirror-horizontal="false" draw:mirror-vertical="false" draw:text-areas="800 800 20800 20800" draw:type="round-rectangular-callout" draw:modifiers="-7508.19188191882 -22231.57894736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20" draw:layer="layout" svg:width="7.065cm" svg:height="0.912cm" svg:x="15.416cm" svg:y="3.879cm">
          <draw:text-box>
            <text:p text:style-name="P19"><text:span text:style-name="T16"><text:s/></text:span><text:span text:style-name="T16">Mallory vs. You </text:span><text:span text:style-name="T17">→</text:span></text:p>
          </draw:text-box>
        </draw:frame>
        <draw:frame draw:style-name="gr24" draw:text-style-name="P12" draw:layer="layout" svg:width="7.127cm" svg:height="1.622cm" svg:x="20.72cm" svg:y="18.615cm">
          <draw:text-box>
            <text:p text:style-name="P12"><text:span text:style-name="T4">These tools are taken from Chapters 5, 6 &amp; 7</text:span></text:p>
            <text:p text:style-name="P12"><text:span text:style-name="T4">Copyright © 2015 Pieter Hintjens</text:span></text:p>
            <text:p text:style-name="P12"><text:span text:style-name="T4">Free to share and remix under CC-BY-SA-3.0</text:span></text:p>
          </draw:text-box>
        </draw:frame>
        <draw:custom-shape draw:style-name="gr17" draw:text-style-name="P1" draw:layer="layout" svg:width="4.707cm" svg:height="4.318cm" svg:x="8.577cm" svg:y="15.797cm">
          <text:p/>
          <draw:enhanced-geometry svg:viewBox="0 0 21600 21600" draw:glue-points="10800 0 0 10800 10800 21600 21600 10800 ?f40 ?f41" draw:text-areas="0 0 21600 21600" draw:type="rectangular-callout" draw:modifiers="-64.2310960067969 16768.8816855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3.395cm" svg:height="1.259cm" svg:x="8.577cm" svg:y="15.797cm">
          <draw:text-box>
            <text:p text:style-name="P3"><text:span text:style-name="T1">3. </text:span><text:span text:style-name="T2">I</text:span><text:span text:style-name="T1">nhibit</text:span></text:p>
          </draw:text-box>
        </draw:frame>
        <draw:frame draw:style-name="gr18" draw:text-style-name="P15" draw:layer="layout" svg:width="4.344cm" svg:height="2.791cm" svg:x="8.848cm" svg:y="17.14cm">
          <draw:text-box>
            <text:p text:style-name="P14"><text:span text:style-name="T3">Fix the Narrative</text:span></text:p>
            <text:p text:style-name="P14"><text:span text:style-name="T4"><text:s text:c="2"/></text:span><text:span text:style-name="T4">Fix the economics</text:span></text:p>
            <text:p text:style-name="P14"><text:span text:style-name="T4"><text:s text:c="2"/></text:span><text:span text:style-name="T4">Collect evidence</text:span></text:p>
            <text:p text:style-name="P14"><text:span text:style-name="T4"><text:s text:c="2"/></text:span><text:span text:style-name="T4">Provide subtitles</text:span></text:p>
            <text:p text:style-name="P14"><text:span text:style-name="T4"><text:s text:c="2"/></text:span><text:span text:style-name="T4">Create consequences</text:span></text:p>
          </draw:text-box>
        </draw:frame>
        <draw:custom-shape draw:style-name="gr17" draw:text-style-name="P1" draw:layer="layout" svg:width="6.857cm" svg:height="4.318cm" svg:x="0.89cm" svg:y="15.797cm">
          <text:p/>
          <draw:enhanced-geometry svg:viewBox="0 0 21600 21600" draw:glue-points="10800 0 0 10800 10800 21600 21600 10800 ?f40 ?f41" draw:text-areas="0 0 21600 21600" draw:type="rectangular-callout" draw:modifiers="6333.85826771654 1945.45033572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1" draw:layer="layout" svg:width="4.572cm" svg:height="1.259cm" svg:x="0.89cm" svg:y="15.797cm">
          <draw:text-box>
            <text:p text:style-name="P3"><text:span text:style-name="T1">2. </text:span><text:span text:style-name="T2">O</text:span><text:span text:style-name="T1">bserve</text:span></text:p>
          </draw:text-box>
        </draw:frame>
        <draw:frame draw:style-name="gr18" draw:text-style-name="P15" draw:layer="layout" svg:width="3.937cm" svg:height="2.791cm" svg:x="1.114cm" svg:y="17.14cm">
          <draw:text-box>
            <text:p text:style-name="P14"><text:span text:style-name="T3">The effect</text:span></text:p>
            <text:p text:style-name="P14"><text:span text:style-name="T4"><text:s text:c="2"/></text:span><text:span text:style-name="T4">On yourself</text:span></text:p>
            <text:p text:style-name="P14"><text:span text:style-name="T4"><text:s text:c="2"/></text:span><text:span text:style-name="T4">On groups</text:span></text:p>
            <text:p text:style-name="P14"><text:span text:style-name="T4"><text:s text:c="2"/></text:span><text:span text:style-name="T4">On strangers</text:span></text:p>
            <text:p text:style-name="P14"><text:span text:style-name="T4"><text:s text:c="2"/></text:span><text:span text:style-name="T4">Talk about it</text:span></text:p>
          </draw:text-box>
        </draw:frame>
        <draw:frame draw:style-name="gr18" draw:text-style-name="P15" draw:layer="layout" svg:width="3.92cm" svg:height="2.791cm" svg:x="4.209cm" svg:y="17.14cm">
          <draw:text-box>
            <text:p text:style-name="P14"><text:span text:style-name="T3">Record</text:span></text:p>
            <text:p text:style-name="P14"><text:span text:style-name="T4"><text:s text:c="2"/></text:span><text:span text:style-name="T4">Keep a daily log</text:span></text:p>
            <text:p text:style-name="P14"><text:span text:style-name="T4"><text:s text:c="2"/></text:span><text:span text:style-name="T4">Audio/video</text:span></text:p>
            <text:p text:style-name="P14"><text:span text:style-name="T4"><text:s text:c="2"/></text:span><text:span text:style-name="T4">Save emails, chats</text:span></text:p>
            <text:p text:style-name="P14"><text:span text:style-name="T4"><text:s text:c="2"/></text:span><text:span text:style-name="T4">Keep backups</text:span></text:p>
          </draw:text-box>
        </draw:frame>
        <draw:frame draw:style-name="gr25" draw:text-style-name="P23" draw:layer="layout" svg:width="5.334cm" svg:height="7.511cm" svg:x="9.198cm" svg:y="7.775cm">
          <draw:text-box>
            <text:p text:style-name="P22"><text:span text:style-name="T18">Want nothing, </text:span></text:p>
            <text:p text:style-name="P22"><text:span text:style-name="T18">accept everything</text:span></text:p>
            <text:p text:style-name="P22"><text:span text:style-name="T19">•</text:span></text:p>
            <text:p text:style-name="P22"><text:span text:style-name="T18">If (S)he is too good to be true, look again</text:span></text:p>
            <text:p text:style-name="P22"><text:span text:style-name="T19">•</text:span></text:p>
            <text:p text:style-name="P22"><text:span text:style-name="T18">Mallory always lies</text:span></text:p>
            <text:p text:style-name="P22"><text:span text:style-name="T19">•</text:span></text:p>
            <text:p text:style-name="P22"><text:span text:style-name="T20">Every request is a test, the ans</text:span><text:span text:style-name="T21">wer is always “</text:span><text:span text:style-name="T22">No”</text:span></text:p>
          </draw:text-box>
        </draw:frame>
        <draw:line draw:style-name="gr26" draw:text-style-name="P1" draw:layer="layout" svg:x1="14.859cm" svg:y1="0.889cm" svg:x2="14.859cm" svg:y2="21.006cm">
          <text:p/>
        </draw:line>
        <draw:frame draw:style-name="gr27" draw:text-style-name="P25" draw:layer="layout" svg:width="7.602cm" svg:height="1.483cm" svg:x="7.256cm" svg:y="0.903cm">
          <draw:text-box>
            <text:p text:style-name="P24"><text:span text:style-name="T23">The Psychopath Code</text:span></text:p>
          </draw:text-box>
        </draw:frame>
        <draw:frame draw:style-name="gr28" draw:text-style-name="P27" draw:layer="layout" svg:width="10.65cm" svg:height="1.483cm" svg:x="14.977cm" svg:y="0.843cm">
          <draw:text-box>
            <text:p text:style-name="P26"><text:span text:style-name="T24">Quick Reference for </text:span><text:span text:style-name="T24">Toolkit</text:span></text:p>
          </draw:text-box>
        </draw:frame>
        <draw:g>
          <draw:path draw:style-name="gr29" draw:text-style-name="P28" draw:layer="layout" svg:width="0.64cm" svg:height="0.659cm" svg:x="9.953cm" svg:y="3.09cm" svg:viewBox="0 0 641 660" svg:d="M324 659c180 0 317-157 317-338 0-188-92-321-344-321-25 0-115 7-154 7h-6c-34 0-42-1-93-1-17 0-44 7-44 30 0 18 20 33 45 38 39 7 44 12 44 49v420c0 37-6 44-44 51-24 4-45 16-45 36 0 23 27 30 44 30 49 0 60-1 94-1 71 0 168 0 186 0zM519 313c0 138-65 275-190 275-21 0-38 2-53 2-21 0-35-3-53-16-18-15-24-21-24-51v-418c0-36 24-36 102-36 132 0 218 104 218 244z">
            <text:p/>
          </draw:path>
          <draw:path draw:style-name="gr29" draw:text-style-name="P28" draw:layer="layout" svg:width="0.135cm" svg:height="0.141cm" svg:x="10.692cm" svg:y="3.617cm" svg:viewBox="0 0 136 142" svg:d="M68 0c-34 0-68 35-68 71s34 71 68 71c35 0 68-35 68-71s-33-71-68-71z">
            <text:p/>
          </draw:path>
          <draw:path draw:style-name="gr29" draw:text-style-name="P28" draw:layer="layout" svg:width="0.638cm" svg:height="0.672cm" svg:x="11.135cm" svg:y="3.086cm" svg:viewBox="0 0 639 673" svg:d="M314 75c133 0 201 108 201 280 0 154-59 242-183 242-123 0-208-130-208-284 0-125 67-238 190-238zM0 341c0 187 155 332 320 332 206 0 319-171 319-346 0-193-149-327-312-327-209 0-327 165-327 341z">
            <text:p/>
          </draw:path>
          <draw:path draw:style-name="gr29" draw:text-style-name="P28" draw:layer="layout" svg:width="0.135cm" svg:height="0.141cm" svg:x="11.867cm" svg:y="3.617cm" svg:viewBox="0 0 136 142" svg:d="M68 0c-34 0-68 35-68 71s34 71 68 71c35 0 68-35 68-71s-33-71-68-71z">
            <text:p/>
          </draw:path>
          <draw:path draw:style-name="gr29" draw:text-style-name="P28" draw:layer="layout" svg:width="0.307cm" svg:height="0.653cm" svg:x="12.287cm" svg:y="3.096cm" svg:viewBox="0 0 308 654" svg:d="M99 116v423c0 33-13 42-54 49-24 5-45 16-45 36 0 23 27 30 44 30 51 0 72-4 115-4 39 0 54 4 105 4 17 0 44-7 44-30 0-20-21-31-45-36-41-7-55-16-55-49v-423c0-34 8-41 48-49 25-4 45-19 45-37 0-23-27-30-44-30-52 0-62 3-98 3-39 0-54-3-105-3-17 0-44 7-44 30 0 18 20 33 45 37 39 8 44 13 44 49z">
            <text:p/>
          </draw:path>
          <draw:path draw:style-name="gr29" draw:text-style-name="P28" draw:layer="layout" svg:width="0.135cm" svg:height="0.141cm" svg:x="12.663cm" svg:y="3.617cm" svg:viewBox="0 0 136 142" svg:d="M68 0c-34 0-68 35-68 71s34 71 68 71c35 0 68-35 68-71s-33-71-68-71z">
            <text:p/>
          </draw:path>
          <draw:path draw:style-name="gr29" draw:text-style-name="P28" draw:layer="layout" svg:width="0.61cm" svg:height="0.691cm" svg:x="13.092cm" svg:y="3.058cm" svg:viewBox="0 0 611 692" svg:d="M348 573v-427c0-15-2-23-2-20 15-2 72-2 118-2 52 0 61 8 64 27 5 24 13 53 36 53 24 0 34-40 32-53-1-23 6-57 14-96 3-12 0-53-23-53s-40 26-55 37c-7 5-19 9-42 9h-340c-24 0-44-3-47-8-5-11-24-40-38-40-5 0-29 2-34 38-5 39-11 65-26 98-8 16-8 59 18 59 23 0 47-34 53-46 10-18 32-26 58-26h42c30 0 47 0 62 3 0 0 1 5 1 22v425c0 35-14 46-55 54-23 4-44 15-44 35 0 23 27 30 44 30 51 0 72-4 115-4 39 0 54 4 104 4 18 0 45-7 45-30 0-20-22-31-45-35-41-8-55-19-55-54z">
            <text:p/>
          </draw:path>
          <draw:path draw:style-name="gr29" draw:text-style-name="P28" draw:layer="layout" svg:width="0.135cm" svg:height="0.141cm" svg:x="13.754cm" svg:y="3.617cm" svg:viewBox="0 0 136 142" svg:d="M68 0c-34 0-68 35-68 71s34 71 68 71c35 0 68-35 68-71s-33-71-68-71z">
            <text:p/>
          </draw:path>
        </draw:g>
        <draw:frame draw:style-name="gr30" draw:text-style-name="P29" draw:layer="layout" svg:width="4.191cm" svg:height="1.827cm" svg:x="9.799cm" svg:y="3.841cm">
          <draw:text-box>
            <text:p text:style-name="P29"><text:span text:style-name="T25">Diagnose - Observe</text:span></text:p>
            <text:p text:style-name="P29"><text:span text:style-name="T25">Inhibit - Termin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 Garamond1" svg:font-family="'EB Garamond'"/>
    <style:font-face style:name="EB Garamond2" svg:font-family="'EB Garamond'" style:font-adornments="Regular"/>
    <style:font-face style:name="Droid Sans Fallback1" svg:font-family="'Droid Sans Fallback'" style:font-pitch="variable"/>
    <style:font-face style:name="EB Garamond" svg:font-family="'EB Garamond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89cm" fo:margin-bottom="0.889cm" fo:margin-left="0.889cm" fo:margin-right="0.889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Hintjens</meta:initial-creator>
    <meta:creation-date>2015-10-04T12:45:07.765167241</meta:creation-date>
    <dc:date>2015-10-05T20:17:03.407471354</dc:date>
    <dc:creator>Pieter Hintjens</dc:creator>
    <meta:editing-duration>PT20H51M43S</meta:editing-duration>
    <meta:editing-cycles>6</meta:editing-cycles>
    <meta:generator>LibreOffice/4.2.8.2$Linux_X86_64 LibreOffice_project/420m0$Build-2</meta:generator>
    <meta:printed-by>Pieter Hintjens</meta:printed-by>
    <meta:print-date>2015-10-05T15:07:54.195894740</meta:print-date>
    <meta:document-statistic meta:object-count="60"/>
  </office:meta>
</office:document-meta>
</file>